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B2B Sales Executive</text:p>
      <text:p text:style-name="Normal">Location: National, Homeworking</text:p>
      <text:p text:style-name="Normal">Hours: 08:30 – 17:00 (Monday to Friday)</text:p>
      <text:p text:style-name="Normal">Salary: OTE £25,000 in year 1</text:p>
      <text:p text:style-name="Normal"/>
      <text:p text:style-name="Normal">During what seemed to be an uncertain time, our business has gone from strength to strength and we are now looking to grow our team of sales professionals on a homeworking basis.</text:p>
      <text:p text:style-name="Normal"/>
      <text:p text:style-name="Normal">Are you looking for a career rather than just a job? Are you an experienced, target driven sales professional who thrives on success and smashing targets? Would you like to join a progressive and rewarding company? Then we want you!</text:p>
      <text:p text:style-name="Normal"/>
      <text:p text:style-name="Normal">HS Direct provide Health &amp; Safety and Employment Law software solutions along with consultancy to SMEs across the UK. We started off as a small family run business in 2004 and since then, the company has seen year on year growth and we now have over 7000 active clients (but we still have the family feel!)</text:p>
      <text:p text:style-name="Normal"/>
      <text:p text:style-name="Normal">Having recently been awarded a Best Companies engagement accreditation that demonstrates we offer fun &amp; supportive working environment to help you be at your best whilst making our clients businesses even better.</text:p>
      <text:p text:style-name="Normal"/>
      <text:p text:style-name="Normal">We pride ourselves on our high levels of customer service, professional conduct and our friendly working environment, where our philosophy is "everyone is on the same team".</text:p>
      <text:p text:style-name="Normal"/>
      <text:p text:style-name="Normal">The Job</text:p>
      <text:p text:style-name="Normal">•<text:tab/>Outbound sales offering our clients our unique consultancy and software solutions</text:p>
      <text:p text:style-name="Normal">•<text:tab/>Inbound sales offering advice and analysing the needs of the customer to tailor a solution</text:p>
      <text:p text:style-name="Normal">•<text:tab/>Following up on new and existing leads which are generated through our website<text:s/></text:p>
      <text:p text:style-name="Normal">•<text:tab/>Arranging demonstrations over the phone to potential clients</text:p>
      <text:p text:style-name="Normal">•<text:tab/>Closing sales and setting up new clients on our bespoke system</text:p>
      <text:p text:style-name="Normal">•<text:tab/>Keeping the company Contact Management System up to date</text:p>
      <text:p text:style-name="Normal"/>
      <text:p text:style-name="Normal">The Person</text:p>
      <text:soft-page-break/>
      <text:p text:style-name="Normal">Successful candidates ideally will have homeworking B2B outbound telesales/lead generation experience… however if you don’t, don’t worry! We look for people with the right behaviours and a keen willingness to learn, so if you are enthusiastic and want to do well, then we will provide you with the tools and training to be the best you can be!</text:p>
      <text:p text:style-name="Normal"/>
      <text:p text:style-name="Normal">You will be an excellent communicator with a flawless telephone manner and be a team player with the ability to shine as an individual.</text:p>
      <text:p text:style-name="Normal"/>
      <text:p text:style-name="Normal">Think you’ve got what it takes? Apply below!</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erry Garthwaite</meta:initial-creator>
    <dc:creator>Kerry Garthwaite</dc:creator>
    <meta:creation-date>2020-07-01T08:39:00Z</meta:creation-date>
    <dc:date>2020-07-01T13:26:00Z</dc:date>
    <meta:template xlink:href="Normal" xlink:type="simple"/>
    <meta:editing-cycles>5</meta:editing-cycles>
    <meta:editing-duration>PT6900S</meta:editing-duration>
    <meta:document-statistic meta:page-count="2" meta:paragraph-count="4" meta:word-count="332" meta:character-count="2223" meta:row-count="15" meta:non-whitespace-character-count="1895"/>
  </office:meta>
</office:document-meta>
</file>